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dash" draw:stroke-dash="Fine_20_Dashed_20__28_var_29_" svg:stroke-width="0.102cm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808080" draw:fill="solid" draw:fill-color="#ffffff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808080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width="0.102cm" draw:fill="solid" draw:fill-color="#cccccc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fill="solid" draw:fill-color="#ffffff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marker-end="Arrow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8080"/>
    </style:style>
    <style:style style:name="P4" style:family="paragraph">
      <style:paragraph-properties fo:text-align="center"/>
      <style:text-properties fo:color="#80808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family="Courier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>
      <style:paragraph-properties fo:text-align="center"/>
      <style:text-properties fo:color="#808080"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80808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Courier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000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mpiler-phases" draw:style-name="dp1" draw:master-page-name="Default">
        <draw:rect draw:style-name="gr1" draw:text-style-name="P1" draw:id="id3" draw:layer="layout" svg:width="2.54cm" svg:height="1.27cm" svg:x="3.54cm" svg:y="4.175cm">
          <text:p text:style-name="P1">Lexer</text:p>
        </draw:rect>
        <draw:rect draw:style-name="gr1" draw:text-style-name="P1" draw:id="id6" draw:layer="layout" svg:width="2.54cm" svg:height="1.27cm" svg:x="22.59cm" svg:y="4.175cm">
          <text:p text:style-name="P1">Emitter</text:p>
        </draw:rect>
        <draw:rect draw:style-name="gr1" draw:text-style-name="P1" draw:id="id5" draw:layer="layout" svg:width="2.54cm" svg:height="1.27cm" svg:x="18.78cm" svg:y="4.175cm">
          <text:p text:style-name="P1">Analyzer</text:p>
        </draw:rect>
        <draw:rect draw:style-name="gr1" draw:text-style-name="P1" draw:id="id4" draw:layer="layout" svg:width="2.54cm" svg:height="1.27cm" svg:x="14.97cm" svg:y="4.175cm">
          <text:p text:style-name="P1">Localizer</text:p>
        </draw:rect>
        <draw:rect draw:style-name="gr1" draw:text-style-name="P1" draw:id="id2" draw:layer="layout" svg:width="2.54cm" svg:height="1.27cm" svg:x="11.16cm" svg:y="4.175cm">
          <text:p text:style-name="P1">Analyzer</text:p>
        </draw:rect>
        <draw:rect draw:style-name="gr1" draw:text-style-name="P1" draw:id="id1" draw:layer="layout" svg:width="2.54cm" svg:height="1.27cm" svg:x="7.35cm" svg:y="4.175cm">
          <text:p text:style-name="P1">Interpreter</text:p>
        </draw:rect>
        <draw:connector draw:style-name="gr2" draw:text-style-name="P2" draw:layer="layout" svg:x1="9.89cm" svg:y1="4.81cm" svg:x2="11.16cm" svg:y2="4.81cm" draw:start-shape="id1" draw:start-glue-point="1" draw:end-shape="id2" draw:end-glue-point="3" svg:d="m9890 4810h1270">
          <text:p/>
        </draw:connector>
        <draw:connector draw:style-name="gr2" draw:text-style-name="P2" draw:layer="layout" svg:x1="6.08cm" svg:y1="4.81cm" svg:x2="7.35cm" svg:y2="4.81cm" draw:start-shape="id3" draw:start-glue-point="1" draw:end-shape="id1" draw:end-glue-point="3" svg:d="m6080 4810h1270">
          <text:p/>
        </draw:connector>
        <draw:connector draw:style-name="gr2" draw:text-style-name="P2" draw:layer="layout" svg:x1="13.7cm" svg:y1="4.81cm" svg:x2="14.97cm" svg:y2="4.81cm" draw:start-shape="id2" draw:start-glue-point="1" draw:end-shape="id4" draw:end-glue-point="3" svg:d="m13700 4810h1270">
          <text:p/>
        </draw:connector>
        <draw:connector draw:style-name="gr2" draw:text-style-name="P2" draw:layer="layout" svg:x1="17.51cm" svg:y1="4.81cm" svg:x2="18.78cm" svg:y2="4.81cm" draw:start-shape="id4" draw:start-glue-point="1" draw:end-shape="id5" draw:end-glue-point="3" svg:d="m17510 4810h1270">
          <text:p/>
        </draw:connector>
        <draw:connector draw:style-name="gr2" draw:text-style-name="P2" draw:layer="layout" svg:x1="21.32cm" svg:y1="4.81cm" svg:x2="22.59cm" svg:y2="4.81cm" draw:start-shape="id5" draw:start-glue-point="1" draw:end-shape="id6" draw:end-glue-point="3" svg:d="m21320 4810h1270">
          <text:p/>
        </draw:connector>
      </draw:page>
      <draw:page draw:name="restriction" draw:style-name="dp1" draw:master-page-name="Default">
        <draw:rect draw:style-name="gr3" draw:text-style-name="P2" draw:layer="layout" svg:width="5.715cm" svg:height="3.175cm" svg:x="13.246cm" svg:y="8.62cm">
          <text:p/>
        </draw:rect>
        <draw:rect draw:style-name="gr4" draw:text-style-name="P4" draw:layer="layout" svg:width="3.175cm" svg:height="1.27cm" svg:x="15.305cm" svg:y="7.985cm">
          <text:p text:style-name="P3"><text:span text:style-name="T1">restrict</text:span></text:p>
        </draw:rect>
        <draw:frame draw:style-name="gr5" draw:text-style-name="P5" draw:layer="layout" svg:width="3.271cm" svg:height="0.849cm" svg:x="9.89cm" svg:y="6.715cm">
          <draw:text-box>
            <text:p><text:span text:style-name="T2">?selector</text:span></text:p>
          </draw:text-box>
        </draw:frame>
        <draw:frame draw:style-name="gr5" draw:text-style-name="P5" draw:layer="layout" svg:width="3.864cm" svg:height="0.849cm" svg:x="14.166cm" svg:y="10.025cm">
          <draw:text-box>
            <text:p><text:span text:style-name="T2">?expression</text:span></text:p>
          </draw:text-box>
        </draw:frame>
        <draw:line draw:style-name="gr2" draw:text-style-name="P2" draw:layer="layout" svg:x1="11.341cm" svg:y1="7.35cm" svg:x2="13.246cm" svg:y2="8.62cm">
          <text:p/>
        </draw:line>
        <draw:line draw:style-name="gr2" draw:text-style-name="P2" draw:layer="layout" svg:x1="16.24cm" svg:y1="10.725cm" svg:x2="16.24cm" svg:y2="13.265cm">
          <text:p/>
        </draw:line>
        <draw:line draw:style-name="gr6" draw:text-style-name="P2" draw:layer="layout" svg:x1="16.875cm" svg:y1="9.255cm" svg:x2="16.505cm" svg:y2="10.225cm">
          <text:p/>
        </draw:line>
        <draw:line draw:style-name="gr6" draw:text-style-name="P2" draw:layer="layout" svg:x1="16.875cm" svg:y1="6.715cm" svg:x2="16.875cm" svg:y2="7.985cm">
          <text:p/>
        </draw:line>
        <draw:frame draw:style-name="gr5" draw:text-style-name="P6" draw:layer="layout" svg:width="4.833cm" svg:height="1.463cm" svg:x="14.524cm" svg:y="5.48cm">
          <draw:text-box>
            <text:p text:style-name="P2"><text:span text:style-name="T3">external references</text:span></text:p>
            <text:p text:style-name="P2"><text:span text:style-name="T3">of expression</text:span></text:p>
          </draw:text-box>
        </draw:frame>
      </draw:page>
      <draw:page draw:name="feedback" draw:style-name="dp1" draw:master-page-name="Default">
        <draw:rect draw:style-name="gr7" draw:text-style-name="P2" draw:layer="layout" svg:width="12.065cm" svg:height="8.89cm" svg:x="6.715cm" svg:y="7.015cm">
          <text:p/>
        </draw:rect>
        <draw:rect draw:style-name="gr3" draw:text-style-name="P2" draw:layer="layout" svg:width="5.08cm" svg:height="3.175cm" svg:x="12.43cm" svg:y="8.62cm">
          <text:p/>
        </draw:rect>
        <draw:rect draw:style-name="gr8" draw:text-style-name="P8" draw:layer="layout" svg:width="2.204cm" svg:height="1.27cm" svg:x="13.8cm" svg:y="7.985cm">
          <text:p text:style-name="P7"><text:span text:style-name="T4">delay</text:span></text:p>
        </draw:rect>
        <draw:frame draw:style-name="gr5" draw:text-style-name="P5" draw:layer="layout" svg:width="2.086cm" svg:height="0.849cm" svg:x="8.185cm" svg:y="9.89cm">
          <draw:text-box>
            <text:p><text:span text:style-name="T2">?init</text:span></text:p>
          </draw:text-box>
        </draw:frame>
        <draw:frame draw:style-name="gr5" draw:text-style-name="P5" draw:layer="layout" svg:width="2.678cm" svg:height="0.849cm" svg:x="13.562cm" svg:y="10.026cm">
          <draw:text-box>
            <text:p><text:span text:style-name="T2">?update</text:span></text:p>
          </draw:text-box>
        </draw:frame>
        <draw:polyline draw:style-name="gr2" draw:text-style-name="P2" draw:layer="layout" svg:width="2.289cm" svg:height="0.351cm" draw:transform="rotate (-0.982969434723021) translate (11.16cm 6.715cm)" svg:viewBox="0 0 2290 352" draw:points="0,-11126 528,-10774 2290,-11126">
          <text:p/>
        </draw:polyline>
        <draw:polyline draw:style-name="gr2" draw:text-style-name="P2" draw:layer="layout" svg:width="5.485cm" svg:height="3.301cm" draw:transform="rotate (-2.21429922200479) translate (15.8229608888434cm 11.2927230474834cm)" svg:viewBox="0 0 5486 3302" draw:points="0,-37802 1422,-38868 3708,-35820 5486,-35566">
          <text:p/>
        </draw:polyline>
        <draw:rect draw:style-name="gr3" draw:text-style-name="P2" draw:layer="layout" svg:width="3.81cm" svg:height="3.175cm" svg:x="7.35cm" svg:y="8.62cm">
          <text:p/>
        </draw:rect>
        <draw:rect draw:style-name="gr8" draw:text-style-name="P8" draw:id="id8" draw:layer="layout" svg:width="1.27cm" svg:height="1.27cm" svg:x="10.525cm" svg:y="5.445cm">
          <text:p text:style-name="P7"><text:span text:style-name="T4">not</text:span></text:p>
        </draw:rect>
        <draw:rect draw:style-name="gr8" draw:text-style-name="P8" draw:id="id7" draw:layer="layout" svg:width="2.54cm" svg:height="1.27cm" svg:x="4.81cm" svg:y="4.175cm">
          <text:p text:style-name="P7"><text:span text:style-name="T4">dchange</text:span></text:p>
        </draw:rect>
        <draw:connector draw:style-name="gr2" draw:text-style-name="P2" draw:layer="layout" draw:type="curve" svg:x1="6.08cm" svg:y1="5.445cm" svg:x2="11.16cm" svg:y2="5.445cm" draw:start-shape="id7" draw:start-glue-point="2" draw:end-shape="id8" draw:end-glue-point="0" svg:d="m6080 5445c0 826 2858 551 2858 0s2222-826 2222 0">
          <text:p/>
        </draw:connector>
        <draw:polyline draw:style-name="gr9" draw:text-style-name="P2" draw:layer="layout" svg:width="3.174cm" svg:height="1.269cm" draw:transform="rotate (-1.5707963267946) translate (7.34999999999529cm 5.44499999999812cm)" svg:viewBox="0 0 3175 1270" draw:points="0,-13430 1905,-13430 3175,-14700">
          <text:p/>
        </draw:polyline>
        <draw:rect draw:style-name="gr8" draw:text-style-name="P8" draw:layer="layout" svg:width="2.54cm" svg:height="1.27cm" svg:x="7.985cm" svg:y="13.7cm">
          <text:p text:style-name="P7"><text:span text:style-name="T4">mux</text:span></text:p>
        </draw:rect>
        <draw:polyline draw:style-name="gr9" draw:text-style-name="P2" draw:layer="layout" svg:width="6.349cm" svg:height="2.539cm" draw:transform="rotate (-1.5707963267946) translate (8.61999999999058cm 7.34999999999623cm)" svg:viewBox="0 0 6350 2540" draw:points="0,-14700 4445,-14700 6350,-17240">
          <text:p/>
        </draw:polyline>
        <draw:line draw:style-name="gr2" draw:text-style-name="P2" draw:layer="layout" svg:x1="9.255cm" svg:y1="10.725cm" svg:x2="9.255cm" svg:y2="13.7cm">
          <text:p/>
        </draw:line>
        <draw:line draw:style-name="gr2" draw:text-style-name="P2" draw:layer="layout" svg:x1="9.255cm" svg:y1="14.97cm" svg:x2="9.255cm" svg:y2="16.875cm">
          <text:p/>
        </draw:line>
        <draw:frame draw:style-name="gr5" draw:text-style-name="P5" draw:layer="layout" svg:width="2.086cm" svg:height="0.849cm" svg:x="8.185cm" svg:y="17.096cm">
          <draw:text-box>
            <text:p><text:span text:style-name="T2">?body</text:span></text:p>
          </draw:text-box>
        </draw:frame>
        <draw:line draw:style-name="gr2" draw:text-style-name="P2" draw:layer="layout" svg:x1="14.97cm" svg:y1="9.255cm" svg:x2="14.97cm" svg:y2="10.125cm">
          <text:p/>
        </draw:line>
        <draw:polyline draw:style-name="gr9" draw:text-style-name="P2" draw:layer="layout" svg:width="8.889cm" svg:height="8.254cm" svg:x="9.255cm" svg:y="7.35cm" svg:viewBox="0 0 8890 8255" draw:points="0,8255 8890,8255 8890,0 5715,0 5715,635">
          <text:p/>
        </draw:polyline>
        <draw:frame draw:style-name="gr5" draw:text-style-name="P6" draw:layer="layout" svg:width="4.393cm" svg:height="1.463cm" svg:x="12.482cm" svg:y="13.065cm">
          <draw:text-box>
            <text:p text:style-name="P9"><text:span text:style-name="T3">Pattern repeated</text:span></text:p>
            <text:p text:style-name="P9"><text:span text:style-name="T3">for each variabl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cob Beal</meta:initial-creator>
    <meta:creation-date>2011-02-12T13:18:30</meta:creation-date>
    <dc:date>2011-02-16T13:34:11</dc:date>
    <dc:creator>Jacob Beal</dc:creator>
    <meta:editing-duration>PT96H15M42S</meta:editing-duration>
    <meta:editing-cycles>10</meta:editing-cycles>
    <meta:generator>OpenOffice.org/3.2$Unix OpenOffice.org_project/320m18$Build-9502</meta:generator>
    <meta:document-statistic meta:object-count="40"/>
  </office:meta>
</office:document-meta>
</file>